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
      <style:table-properties style:width="16.976cm" fo:margin-left="0.037cm" style:page-number="auto" fo:break-before="auto" fo:break-after="auto" table:align="left" style:shadow="none" fo:keep-with-next="auto" style:may-break-between-rows="true" table:border-model="collapsing"/>
    </style:style>
    <style:style style:name="Table1.A" style:family="table-column">
      <style:table-column-properties style:column-width="2.805cm"/>
    </style:style>
    <style:style style:name="Table1.B" style:family="table-column">
      <style:table-column-properties style:column-width="12.171cm"/>
    </style:style>
    <style:style style:name="Table1.C" style:family="table-column">
      <style:table-column-properties style:column-width="0.503cm"/>
    </style:style>
    <style:style style:name="Table1.F" style:family="table-column">
      <style:table-column-properties style:column-width="0.492cm"/>
    </style:style>
    <style:style style:name="Table1.1" style:family="table-row">
      <style:table-row-properties fo:keep-together="auto"/>
    </style:style>
    <style:style style:name="Table1.A1" style:family="table-cell">
      <style:table-cell-properties fo:background-color="transparent" fo:padding="0.097cm" fo:border="none" style:writing-mode="page">
        <style:background-image/>
      </style:table-cell-properties>
    </style:style>
    <style:style style:name="P1" style:family="paragraph" style:parent-style-name="Standard">
      <style:text-properties officeooo:rsid="0022b6e3" officeooo:paragraph-rsid="0022b6e3"/>
    </style:style>
    <style:style style:name="P2" style:family="paragraph" style:parent-style-name="Standard" style:list-style-name="L1">
      <style:text-properties officeooo:paragraph-rsid="00240426"/>
    </style:style>
    <style:style style:name="P3" style:family="paragraph" style:parent-style-name="Standard">
      <style:text-properties fo:font-weight="bold" officeooo:rsid="0022b6e3" officeooo:paragraph-rsid="0022b6e3" style:font-weight-asian="bold" style:font-weight-complex="bold"/>
    </style:style>
    <style:style style:name="P4" style:family="paragraph" style:parent-style-name="Standard">
      <style:text-properties fo:font-weight="bold" officeooo:paragraph-rsid="00240426" style:font-weight-asian="bold" style:font-weight-complex="bold"/>
    </style:style>
    <style:style style:name="P5" style:family="paragraph" style:parent-style-name="Standard">
      <style:text-properties officeooo:paragraph-rsid="00240426"/>
    </style:style>
    <style:style style:name="P6" style:family="paragraph" style:parent-style-name="Standard">
      <style:paragraph-properties fo:text-align="justify" style:justify-single-word="false"/>
      <style:text-properties fo:font-weight="normal" officeooo:paragraph-rsid="00240426" style:font-weight-asian="normal" style:font-weight-complex="normal"/>
    </style:style>
    <style:style style:name="P7" style:family="paragraph" style:parent-style-name="Standard">
      <style:paragraph-properties fo:text-align="justify" style:justify-single-word="false"/>
      <style:text-properties fo:font-weight="normal" officeooo:paragraph-rsid="0027933b" style:font-weight-asian="normal" style:font-weight-complex="normal"/>
    </style:style>
    <style:style style:name="P8" style:family="paragraph" style:parent-style-name="Standard" style:list-style-name="L5">
      <style:paragraph-properties fo:text-align="justify" style:justify-single-word="false"/>
      <style:text-properties officeooo:paragraph-rsid="003504c5"/>
    </style:style>
    <style:style style:name="P9" style:family="paragraph" style:parent-style-name="Standard">
      <style:paragraph-properties fo:text-align="start" style:justify-single-word="false"/>
      <style:text-properties fo:font-style="italic" fo:font-weight="bold" officeooo:paragraph-rsid="0027933b"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fo:font-style="italic" fo:font-weight="bold" officeooo:paragraph-rsid="0029a327" style:font-style-asian="italic" style:font-weight-asian="bold" style:font-style-complex="italic" style:font-weight-complex="bold"/>
    </style:style>
    <style:style style:name="P11" style:family="paragraph" style:parent-style-name="Standard" style:list-style-name="L2">
      <style:paragraph-properties fo:text-align="start" style:justify-single-word="false"/>
      <style:text-properties fo:font-style="italic" fo:font-weight="bold" officeooo:paragraph-rsid="0027933b" style:font-style-asian="italic" style:font-weight-asian="bold" style:font-style-complex="italic" style:font-weight-complex="bold"/>
    </style:style>
    <style:style style:name="P12" style:family="paragraph" style:parent-style-name="Standard" style:list-style-name="L3">
      <style:paragraph-properties fo:text-align="start" style:justify-single-word="false"/>
      <style:text-properties fo:font-style="italic" fo:font-weight="bold" officeooo:paragraph-rsid="0029a327" style:font-style-asian="italic" style:font-weight-asian="bold" style:font-style-complex="italic" style:font-weight-complex="bold"/>
    </style:style>
    <style:style style:name="P13" style:family="paragraph" style:parent-style-name="Standard" style:list-style-name="L3">
      <style:paragraph-properties fo:text-align="start" style:justify-single-word="false"/>
      <style:text-properties fo:font-style="italic" fo:font-weight="bold" officeooo:paragraph-rsid="002ae22f" style:font-style-asian="italic" style:font-weight-asian="bold" style:font-style-complex="italic" style:font-weight-complex="bold"/>
    </style:style>
    <style:style style:name="P14" style:family="paragraph" style:parent-style-name="Standard" style:list-style-name="L3">
      <style:paragraph-properties fo:text-align="start" style:justify-single-word="false"/>
      <style:text-properties fo:font-style="italic" fo:font-weight="bold" officeooo:paragraph-rsid="0027933b" style:font-style-asian="italic" style:font-weight-asian="bold" style:font-style-complex="italic" style:font-weight-complex="bold"/>
    </style:style>
    <style:style style:name="P15" style:family="paragraph" style:parent-style-name="Standard">
      <style:paragraph-properties fo:text-align="end" style:justify-single-word="false"/>
      <style:text-properties fo:font-style="normal" fo:font-weight="bold" officeooo:rsid="0033274a" officeooo:paragraph-rsid="0033274a"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font-style="normal" fo:font-weight="bold" officeooo:rsid="0033274a" officeooo:paragraph-rsid="0033274a"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tyle="normal" fo:font-weight="normal" officeooo:paragraph-rsid="0027933b"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paragraph-rsid="0027933b"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paragraph-rsid="002d6c7c"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paragraph-rsid="002e5d95"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2fb942" officeooo:paragraph-rsid="002fb942" style:font-style-asian="normal" style:font-weight-asian="normal" style:font-style-complex="normal" style:font-weight-complex="normal"/>
    </style:style>
    <style:style style:name="P22" style:family="paragraph" style:parent-style-name="Standard" style:list-style-name="L4">
      <style:paragraph-properties fo:text-align="justify" style:justify-single-word="false"/>
      <style:text-properties fo:font-style="normal" fo:font-weight="normal" officeooo:rsid="002fb942" officeooo:paragraph-rsid="002fb942"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fo:font-weight="normal" officeooo:rsid="0033274a" officeooo:paragraph-rsid="0033274a" style:font-style-asian="normal" style:font-weight-asian="normal" style:font-style-complex="normal" style:font-weight-complex="normal"/>
    </style:style>
    <style:style style:name="P24" style:family="paragraph" style:parent-style-name="Standard" style:list-style-name="L6">
      <style:paragraph-properties fo:text-align="start" style:justify-single-word="false"/>
      <style:text-properties officeooo:paragraph-rsid="0037a3e4"/>
    </style:style>
    <style:style style:name="P25" style:family="paragraph" style:parent-style-name="Standard">
      <style:paragraph-properties fo:text-align="justify" style:justify-single-word="false" fo:break-before="page"/>
      <style:text-properties fo:font-style="normal" fo:font-weight="normal" officeooo:rsid="0033274a" officeooo:paragraph-rsid="0033274a" style:font-style-asian="normal" style:font-weight-asian="normal" style:font-style-complex="normal" style:font-weight-complex="normal"/>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0d31a" officeooo:paragraph-rsid="0020d31a"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95844" officeooo:paragraph-rsid="00195844"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b2a64" officeooo:paragraph-rsid="001b2a64"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c3b34" officeooo:paragraph-rsid="001c3b34"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22b6e3"/>
    </style:style>
    <style:style style:name="T2" style:family="text">
      <style:text-properties officeooo:rsid="002d6c7c"/>
    </style:style>
    <style:style style:name="T3" style:family="text">
      <style:text-properties officeooo:rsid="003504c5"/>
    </style:style>
    <style:style style:name="T4" style:family="text">
      <style:text-properties fo:font-style="normal" fo:font-weight="normal" officeooo:rsid="0033274a"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emplate-name="Default Style">
        <table:table-column table:style-name="Table1.A"/>
        <table:table-column table:style-name="Table1.B"/>
        <table:table-column table:style-name="Table1.C" table:number-columns-repeated="3"/>
        <table:table-column table:style-name="Table1.F"/>
        <table:table-row table:style-name="Table1.1">
          <table:table-cell table:style-name="Table1.A1" office:value-type="string">
            <text:p text:style-name="P31">CS8383</text:p>
          </table:table-cell>
          <table:table-cell table:style-name="Table1.A1" office:value-type="string">
            <text:p text:style-name="P29">OBJECT ORIENTED PROGRAMMING LABORATORY</text:p>
          </table:table-cell>
          <table:table-cell table:style-name="Table1.A1" office:value-type="string">
            <text:p text:style-name="P27">L</text:p>
          </table:table-cell>
          <table:table-cell table:style-name="Table1.A1" office:value-type="string">
            <text:p text:style-name="P28">T</text:p>
          </table:table-cell>
          <table:table-cell table:style-name="Table1.A1" office:value-type="string">
            <text:p text:style-name="P28">P</text:p>
          </table:table-cell>
          <table:table-cell table:style-name="Table1.A1" office:value-type="string">
            <text:p text:style-name="P28">C</text:p>
          </table:table-cell>
        </table:table-row>
        <table:table-row table:style-name="Table1.1">
          <table:table-cell table:style-name="Table1.A1" office:value-type="string">
            <text:p text:style-name="P30"/>
          </table:table-cell>
          <table:table-cell table:style-name="Table1.A1" office:value-type="string">
            <text:p text:style-name="P30"/>
          </table:table-cell>
          <table:table-cell table:style-name="Table1.A1" office:value-type="string">
            <text:p text:style-name="P26">0</text:p>
          </table:table-cell>
          <table:table-cell table:style-name="Table1.A1" office:value-type="string">
            <text:p text:style-name="P26">0</text:p>
          </table:table-cell>
          <table:table-cell table:style-name="Table1.A1" office:value-type="string">
            <text:p text:style-name="P26">4</text:p>
          </table:table-cell>
          <table:table-cell table:style-name="Table1.A1" office:value-type="string">
            <text:p text:style-name="P26">2</text:p>
          </table:table-cell>
        </table:table-row>
      </table:table>
      <text:p text:style-name="Standard"/>
      <text:p text:style-name="P3">OBJECTIVE:</text:p>
      <text:p text:style-name="P1"/>
      <text:list xml:id="list733224095" text:style-name="L1">
        <text:list-item>
          <text:p text:style-name="P2"><text:span text:style-name="T1">To build software development skills using java programming for real-world applications.</text:span></text:p>
        </text:list-item>
        <text:list-item>
          <text:p text:style-name="P2"><text:span text:style-name="T1">To understand and apply the concepts of classes, packages, interfaces, arraylist, exception handling and file processing.</text:span></text:p>
        </text:list-item>
        <text:list-item>
          <text:p text:style-name="P2"><text:span text:style-name="T1">To develop applications using generic programming and event handling.</text:span></text:p>
        </text:list-item>
      </text:list>
      <text:p text:style-name="P5"/>
      <text:p text:style-name="P4">LIST OF EXPERIMENTS:</text:p>
      <text:p text:style-name="P4"/>
      <text:p text:style-name="P7">1. Develop a Java application to generate Electricity bill. Create a class with the following members: Consumer no., consumer name, previous month reading, current month reading, type of EB connection(i.e domestic or commercial). Compute the bill amount using the following tariff.</text:p>
      <text:p text:style-name="P7"/>
      <text:p text:style-name="P7">If the type of the EB connection is domestic, calculate the amount to be paid as follows:</text:p>
      <text:p text:style-name="P6"/>
      <text:list xml:id="list188006334" text:style-name="L2">
        <text:list-item>
          <text:p text:style-name="P11">First 100 units <text:tab/>- <text:tab/>Rs. 1 per unit</text:p>
        </text:list-item>
        <text:list-item>
          <text:p text:style-name="P11">101-200 units <text:tab/><text:tab/>- <text:tab/>Rs. 2.50 per unit</text:p>
        </text:list-item>
        <text:list-item>
          <text:p text:style-name="P11">201 -500 units <text:tab/>- <text:tab/>Rs. 4 per unit</text:p>
        </text:list-item>
        <text:list-item>
          <text:p text:style-name="P11">&gt; 501 units <text:tab/><text:tab/>- <text:tab/>Rs. 6 per unit</text:p>
        </text:list-item>
      </text:list>
      <text:p text:style-name="P17"/>
      <text:p text:style-name="P17">If the type of the EB connection is commercial, calculate the amount to be paid as follows:</text:p>
      <text:p text:style-name="P10"> </text:p>
      <text:list xml:id="list238794447" text:style-name="L3">
        <text:list-item>
          <text:p text:style-name="P12">First 100 units <text:tab/>- <text:tab/>Rs. 2 per unit</text:p>
        </text:list-item>
        <text:list-item>
          <text:p text:style-name="P13">101-200 units <text:tab/><text:tab/>- <text:tab/>Rs. 4.50 per unit</text:p>
        </text:list-item>
        <text:list-item>
          <text:p text:style-name="P13">201 -500 units <text:tab/>- <text:tab/>Rs. 6 per unit</text:p>
        </text:list-item>
        <text:list-item>
          <text:p text:style-name="P14">&gt; 501 units <text:tab/><text:tab/>- <text:tab/>Rs. 7 per unit</text:p>
        </text:list-item>
      </text:list>
      <text:p text:style-name="P9"/>
      <text:p text:style-name="P18"><text:span text:style-name="T2">2. </text:span>Develop a java application to implement currency converter (Dollar to INR, EURO to INR, Yen to INR and vice versa), distance converter (meter to KM, miles to KM and vice versa) , time converter (hours to minutes, seconds and vice versa) using packages.</text:p>
      <text:p text:style-name="P18"/>
      <text:p text:style-name="P19">3. Develop a java application with Employee class with Emp_name, Emp_id, Address, Mail_id, Mobile_no as members. Inherit the classes, Programmer, Assistant Professor, Associate Professor and Professor from employee class. Add Basic Pay (BP) as the member of all the inherited classes with 97% of BP as DA, 10 % of BP as HRA, 12% of BP as PF, 0.1% of BP for staff club fund. Generate pay slips for the employees with their gross and net salary.</text:p>
      <text:p text:style-name="P19"/>
      <text:p text:style-name="P20">4. Design a Java interface for ADT Stack. Implement this interface using array. Provide necessary exception handling in both the implementations.</text:p>
      <text:p text:style-name="P20"/>
      <text:p text:style-name="P21">5. Write a program to perform string operations using Array List. Write functions for the following.</text:p>
      <text:p text:style-name="P21"/>
      <text:list xml:id="list464817313" text:style-name="L4">
        <text:list-item>
          <text:p text:style-name="P22">Append - add at end</text:p>
        </text:list-item>
        <text:list-item>
          <text:p text:style-name="P22">Insert – add at particular index</text:p>
        </text:list-item>
        <text:list-item>
          <text:p text:style-name="P22">Search</text:p>
        </text:list-item>
        <text:list-item>
          <text:p text:style-name="P22">List all string starts with given letter</text:p>
        </text:list-item>
      </text:list>
      <text:p text:style-name="P21"/>
      <text:p text:style-name="P25">6. Write a Java Program to create an abstract class named Shape that contains two integers and an empty method named print Area(). Provide three classes named Rectangle, Triangle and Circle such that each one of the classes extends the class Shape. Each one of the classes contains only the method print Area () that prints the area of the given shape.</text:p>
      <text:p text:style-name="P23"/>
      <text:p text:style-name="P23">7. Write a Java program to implement user defined exception handling.</text:p>
      <text:p text:style-name="P23"/>
      <text:p text:style-name="P23">8. Write a Java program that reads a file name from the user, displays information about whether the file exists, whether the file is readable, or writable, the type of file and the length of the file in bytes.</text:p>
      <text:p text:style-name="P23"/>
      <text:p text:style-name="P23">9. Write a java program that implements a multi-threaded application that has three threads. First thread generates a random integer every 1 second and if the value is even, second thread computes the square of the number and prints. If the value is odd, the third thread will print the value of cube of the number.</text:p>
      <text:p text:style-name="P23"/>
      <text:p text:style-name="P23">10. Write a java program to find the maximum value from the given type of elements using a generic function.</text:p>
      <text:p text:style-name="P23"/>
      <text:p text:style-name="P23"><text:span text:style-name="T3">11. </text:span>Design a calculator using event-driven programming paradigm of Java with the following options.</text:p>
      <text:list xml:id="list3458315362" text:style-name="L5">
        <text:list-item>
          <text:p text:style-name="P8"><text:span text:style-name="T4">Decimal manipulations</text:span></text:p>
        </text:list-item>
        <text:list-item>
          <text:p text:style-name="P8"><text:span text:style-name="T4">Scientific manipulations</text:span></text:p>
          <text:p text:style-name="P8"><text:span text:style-name="T4"/></text:p>
        </text:list-item>
      </text:list>
      <text:p text:style-name="P23">12. Develop a mini project for any application using Java concepts.</text:p>
      <text:p text:style-name="P23"/>
      <text:p text:style-name="P23"/>
      <text:p text:style-name="P15">TOTAL : 60 PERIODS</text:p>
      <text:p text:style-name="P15"/>
      <text:p text:style-name="P16">OUTCOMES</text:p>
      <text:p text:style-name="P16">Upon completion of the course, the students will be able to</text:p>
      <text:list xml:id="list1044001373" text:style-name="L6">
        <text:list-item>
          <text:p text:style-name="P24"><text:span text:style-name="T4">Develop and implement Java programs for simple applications that make use of classes, packages and interfaces.</text:span></text:p>
        </text:list-item>
        <text:list-item>
          <text:p text:style-name="P24"><text:span text:style-name="T4">Develop and implement Java programs with arraylist, exception handling and multithreading.</text:span></text:p>
        </text:list-item>
        <text:list-item>
          <text:p text:style-name="P24"><text:span text:style-name="T4">Design applications using file processing, generic programming and event handl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6T11:27:43.487065245</meta:creation-date>
    <meta:generator>LibreOffice/6.0.2.1$Linux_X86_64 LibreOffice_project/f7f06a8f319e4b62f9bc5095aa112a65d2f3ac89</meta:generator>
    <dc:date>2018-06-06T11:48:23.342088964</dc:date>
    <meta:editing-duration>PT20M28S</meta:editing-duration>
    <meta:editing-cycles>33</meta:editing-cycles>
    <meta:document-statistic meta:table-count="1" meta:image-count="0" meta:object-count="0" meta:page-count="2" meta:paragraph-count="50" meta:word-count="657" meta:character-count="3789" meta:non-whitespace-character-count="3180"/>
  </office:meta>
</office:document-meta>
</file>